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asurementUnitsTriplet.MeasurementUnitsTriplet( int xRes , int y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asurementUnits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asurementUnits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